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80000019F349062289C46A6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006cm" svg:height="14.639cm" svg:x="4.996cm" svg:y="7.53cm">
          <draw:image xlink:href="Pictures/10000000000001380000019F349062289C46A62B.png" xlink:type="simple" xlink:show="embed" xlink:actuate="onLoad">
            <text:p/>
          </draw:image>
        </draw:frame>
        <draw:connector draw:style-name="gr2" draw:text-style-name="P2" draw:layer="layout" draw:type="line" svg:x1="3.023cm" svg:y1="10.308cm" svg:x2="6.39cm" svg:y2="15.9cm" svg:d="M3023 10308l3367 5592" svg:viewBox="0 0 3368 5593">
          <text:p/>
        </draw:connector>
        <draw:frame draw:style-name="gr3" draw:text-style-name="P3" draw:layer="layout" svg:width="3.1cm" svg:height="1cm" svg:x="1.3cm" svg:y="9.4cm">
          <draw:text-box>
            <text:p>Canvas</text:p>
          </draw:text-box>
        </draw:frame>
        <draw:line draw:style-name="gr2" draw:text-style-name="P2" draw:layer="layout" svg:x1="4.9cm" svg:y1="24.4cm" svg:x2="6.3cm" svg:y2="21.8cm">
          <text:p/>
        </draw:line>
        <draw:line draw:style-name="gr2" draw:text-style-name="P2" draw:layer="layout" svg:x1="10.8cm" svg:y1="24.4cm" svg:x2="10cm" svg:y2="21.9cm">
          <text:p/>
        </draw:line>
        <draw:line draw:style-name="gr2" draw:text-style-name="P2" draw:layer="layout" svg:x1="13.3cm" svg:y1="6.2cm" svg:x2="11.9cm" svg:y2="8.8cm">
          <text:p/>
        </draw:line>
        <draw:frame draw:style-name="gr4" draw:text-style-name="P3" draw:layer="layout" svg:width="2.047cm" svg:height="0.962cm" svg:x="13.1cm" svg:y="5.8cm">
          <draw:text-box>
            <text:p>Label</text:p>
          </draw:text-box>
        </draw:frame>
        <draw:frame draw:style-name="gr4" draw:text-style-name="P3" draw:layer="layout" svg:width="2.335cm" svg:height="0.962cm" svg:x="10.4cm" svg:y="24.3cm">
          <draw:text-box>
            <text:p>Button</text:p>
          </draw:text-box>
        </draw:frame>
        <draw:line draw:style-name="gr2" draw:text-style-name="P2" draw:layer="layout" svg:x1="15.7cm" svg:y1="24cm" svg:x2="14.3cm" svg:y2="22cm">
          <text:p/>
        </draw:line>
        <draw:frame draw:style-name="gr4" draw:text-style-name="P3" draw:layer="layout" svg:width="2.335cm" svg:height="0.962cm" svg:x="15.6cm" svg:y="24.2cm">
          <draw:text-box>
            <text:p>Button</text:p>
          </draw:text-box>
        </draw:frame>
        <draw:frame draw:style-name="gr4" draw:text-style-name="P3" draw:layer="layout" svg:width="2.047cm" svg:height="0.962cm" svg:x="4cm" svg:y="24.5cm">
          <draw:text-box>
            <text:p>Lab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18T00:03:10.411586746</dc:date>
    <meta:editing-duration>PT18M28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